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7.47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imes New Romance" fo:font-size="11pt" style:font-size-asian="11pt" style:font-size-complex="11pt"/>
    </style:style>
    <style:style style:name="P17" style:family="paragraph" style:parent-style-name="Table_20_Contents">
      <style:text-properties fo:color="#000000" style:font-name="Times New Roman" fo:font-size="11pt" style:font-size-asian="11pt" style:font-size-complex="11pt"/>
    </style:style>
    <style:style style:name="P18" style:family="paragraph" style:parent-style-name="Table_20_Contents">
      <style:text-properties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/text:p>
            <text:p text:style-name="P17"><text:s text:c="5"/></text:p>
            <text:p text:style-name="P17"><text:s text:c="5"/></text:p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4"><text:placeholder text:placeholder-type="text" text:description="o.partner_id.name">&lt;(o.cons_loca and o.cons_loca.name or '').upper()&gt;</text:placeholder></text:p>
            <text:p text:style-name="P1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4"><text:placeholder text:placeholder-type="text" text:description="o.partner_id.name">&lt;get_s3(o.cons_loca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4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(o.partner_id and (o.partner_id.country_id and o.partner_id.country_id.name or '') or '').upper()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7"><text:s text:c="42"/>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sale_id.incoterms_id.code or ''&gt;</text:placeholder> 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3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6"><text:placeholder text:placeholder-type="text">&lt;get_app(line.application_id)&gt;</text:placeholder></text:p>
            <text:p text:style-name="P13"><text:placeholder text:placeholder-type="text">&lt;o.delivery_order_id.bag_detail&gt;</text:placeholder></text:p>
            <text:p text:style-name="P13"><text:placeholder text:placeholder-type="text">&lt;o.disc_goods or ""&gt;</text:placeholder></text:p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5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FREIGHT:</text:p>
            <text:p text:style-name="P9">INSURANCE:</text:p>
            <text:p text:style-name="P9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/KG</text:p>
            <text:p text:style-name="P10"><text:placeholder text:placeholder-type="text">&lt;get_ins(o.insurance)&gt;</text:placeholder>/KG</text:p>
            <text:p text:style-name="P10"><text:placeholder text:placeholder-type="text">&lt;o.other_charges&gt;</text:placeholder>0000/KG</text:p>
          </table:table-cell>
          <table:covered-table-cell/>
          <table:table-cell table:style-name="Table1.G11" office:value-type="float" office:value="0">
            <text:p text:style-name="P2"><text:placeholder text:placeholder-type="text">&lt;line.freight&gt;</text:placeholder>0</text:p>
            <text:p text:style-name="P10"><text:placeholder text:placeholder-type="text">&lt;round(o.insurance*line.quantity,2)&gt;</text:placeholder>0</text:p>
            <text:p text:style-name="P10"><text:placeholder text:placeholder-type="text">&lt;round(o.other_charges*line.quantity,2)&gt;</text:placeholder>0</text:p>
            <text:p text:style-name="P12"/>
            <text:p text:style-name="P12"/>
            <text:p text:style-name="P12"/>
          </table:table-cell>
        </table:table-row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" table:number-columns-spanned="4" office:value-type="string">
            <text:p text:style-name="P7"/>
            <text:p text:style-name="P13"><text:placeholder text:placeholder-type="text">&lt;(amount_to_text(get_total_amount(o.invoice_line, o.insurance))).upper() or ''&gt;</text:placeholder> <text:s text:c="2"/></text:p>
            <text:p text:style-name="P13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, o.insurance)&gt;</text:placeholder>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,o.other_charges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3"><text:s text:c="14"/></text:p>
            <text:p text:style-name="P13"><text:s text:c="13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4-08T08:00:51</dc:date>
    <meta:editing-duration>PT15H56M39S</meta:editing-duration>
    <meta:editing-cycles>336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8" meta:word-count="173" meta:character-count="2216" meta:non-whitespace-character-count="1855"/>
  </office:meta>
</office:document-meta>
</file>